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officeooo:rsid="001677da" officeooo:paragraph-rsid="00102a04" style:font-size-asian="12.25pt" style:font-weight-asian="normal" style:font-size-complex="14pt" style:font-weight-complex="normal"/>
    </style:style>
    <style:style style:name="P2" style:family="paragraph" style:parent-style-name="Standard">
      <style:text-properties fo:font-size="14pt" fo:font-weight="normal" officeooo:rsid="00102a04" officeooo:paragraph-rsid="00102a04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bold" officeooo:rsid="001677da" officeooo:paragraph-rsid="00102a04" style:font-size-asian="12.25pt" style:font-weight-asian="bold" style:font-size-complex="14pt" style:font-weight-complex="bold"/>
    </style:style>
    <style:style style:name="T1" style:family="text">
      <style:text-properties officeooo:rsid="00102a04"/>
    </style:style>
    <style:style style:name="T2" style:family="text">
      <style:text-properties officeooo:rsid="001135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ble <text:span text:style-name="T1">articles</text:span></text:p>
      <text:p text:style-name="P3"/>
      <text:p text:style-name="P2">Permet de garder en mémoire les méta-données des articles et de l’article en soi.</text:p>
      <text:p text:style-name="P1"/>
      <text:p text:style-name="P1">Les attributs :</text:p>
      <text:p text:style-name="P1">- <text:span text:style-name="T2">id article.</text:span></text:p>
      <text:p text:style-name="P1">- <text:span text:style-name="T2">Les auteurs</text:span></text:p>
      <text:p text:style-name="P1">- <text:span text:style-name="T2">L’abstract</text:span></text:p>
      <text:p text:style-name="P1">- <text:span text:style-name="T2">date de publication</text:span></text:p>
      <text:p text:style-name="P1">- <text:span text:style-name="T2">url du pdf</text:span></text:p>
      <text:p text:style-name="P1">- <text:span text:style-name="T2">l’article complet dans la base de donné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18:34:38.132231327</meta:creation-date>
    <dc:date>2022-03-29T19:56:39.743976545</dc:date>
    <meta:editing-duration>PT4M2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9" meta:word-count="43" meta:character-count="223" meta:non-whitespace-character-count="189"/>
  </office:meta>
</office:document-meta>
</file>